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oto Sans" svg:font-family="'Noto Sans', 'Helvetica Neue', 'Segoe UI', Helvetica, Verdana, Arial, sans-serif"/>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9pt" fo:font-weight="normal" officeooo:paragraph-rsid="0026c61a" style:font-size-asian="9pt" style:font-weight-asian="normal" style:font-size-complex="9pt" style:font-weight-complex="normal"/>
    </style:style>
    <style:style style:name="P2" style:family="paragraph" style:parent-style-name="Text_20_body">
      <style:text-properties fo:font-size="9pt" fo:font-weight="normal" officeooo:paragraph-rsid="00289c95" style:font-size-asian="9pt" style:font-weight-asian="normal" style:font-size-complex="9pt" style:font-weight-complex="normal"/>
    </style:style>
    <style:style style:name="P3" style:family="paragraph" style:parent-style-name="Text_20_body">
      <style:text-properties fo:font-size="9pt" fo:font-weight="normal" officeooo:paragraph-rsid="0029dc2c" style:font-size-asian="9pt" style:font-weight-asian="normal" style:font-size-complex="9pt" style:font-weight-complex="normal"/>
    </style:style>
    <style:style style:name="P4" style:family="paragraph" style:parent-style-name="Text_20_body">
      <style:text-properties fo:font-size="9pt" fo:font-weight="bold" officeooo:paragraph-rsid="0026c61a" style:font-size-asian="9pt" style:font-weight-asian="bold" style:font-size-complex="9pt" style:font-weight-complex="bold"/>
    </style:style>
    <style:style style:name="P5" style:family="paragraph" style:parent-style-name="Text_20_body">
      <style:text-properties fo:font-size="9pt" fo:font-weight="bold" officeooo:paragraph-rsid="00289c95" style:font-size-asian="9pt" style:font-weight-asian="bold" style:font-size-complex="9pt" style:font-weight-complex="bold"/>
    </style:style>
    <style:style style:name="P6" style:family="paragraph" style:parent-style-name="Text_20_body">
      <style:text-properties fo:font-size="9pt" fo:font-weight="bold" officeooo:paragraph-rsid="0029dc2c" style:font-size-asian="9pt" style:font-weight-asian="bold" style:font-size-complex="9pt" style:font-weight-complex="bold"/>
    </style:style>
    <style:style style:name="P7" style:family="paragraph" style:parent-style-name="Text_20_body">
      <style:text-properties fo:font-size="9pt" fo:font-weight="bold" officeooo:paragraph-rsid="002ac139" style:font-size-asian="9pt" style:font-weight-asian="bold" style:font-size-complex="9pt" style:font-weight-complex="bold"/>
    </style:style>
    <style:style style:name="P8" style:family="paragraph" style:parent-style-name="Text_20_body">
      <style:text-properties fo:font-size="9pt" officeooo:paragraph-rsid="0029dc2c" style:font-size-asian="9pt" style:font-size-complex="9pt"/>
    </style:style>
    <style:style style:name="P9" style:family="paragraph" style:parent-style-name="Text_20_body">
      <style:text-properties fo:font-size="9pt" fo:font-weight="bold" officeooo:paragraph-rsid="0029dc2c" style:font-size-asian="9pt" style:font-weight-asian="bold" style:font-size-complex="9pt" style:font-weight-complex="bold"/>
    </style:style>
    <style:style style:name="P10" style:family="paragraph" style:parent-style-name="Text_20_body">
      <style:text-properties fo:font-size="9pt" fo:font-weight="bold" officeooo:rsid="00289c95" officeooo:paragraph-rsid="002ac139" style:font-size-asian="9pt" style:font-weight-asian="bold" style:font-size-complex="9pt" style:font-weight-complex="bold"/>
    </style:style>
    <style:style style:name="P11" style:family="paragraph" style:parent-style-name="Text_20_body">
      <style:text-properties fo:font-size="9pt" fo:font-weight="bold" officeooo:paragraph-rsid="0033431a" style:font-size-asian="9pt" style:font-weight-asian="bold" style:font-size-complex="9pt" style:font-weight-complex="bold"/>
    </style:style>
    <style:style style:name="P12" style:family="paragraph" style:parent-style-name="Text_20_body">
      <style:text-properties fo:font-size="9pt" fo:font-weight="bold" officeooo:paragraph-rsid="00337642" style:font-size-asian="9pt" style:font-weight-asian="bold" style:font-size-complex="9pt" style:font-weight-complex="bold"/>
    </style:style>
    <style:style style:name="P13" style:family="paragraph" style:parent-style-name="Text_20_body">
      <style:text-properties fo:font-size="9pt" fo:font-weight="bold" officeooo:paragraph-rsid="003404f9" style:font-size-asian="9pt" style:font-weight-asian="bold" style:font-size-complex="9pt" style:font-weight-complex="bold"/>
    </style:style>
    <style:style style:name="P14" style:family="paragraph" style:parent-style-name="Text_20_body">
      <style:text-properties fo:font-size="9pt" fo:font-weight="bold" officeooo:paragraph-rsid="0035309d" style:font-size-asian="9pt" style:font-weight-asian="bold" style:font-size-complex="9pt" style:font-weight-complex="bold"/>
    </style:style>
    <style:style style:name="P15" style:family="paragraph" style:parent-style-name="Text_20_body">
      <style:text-properties fo:font-size="9pt" fo:font-weight="bold" officeooo:paragraph-rsid="00355fd1" style:font-size-asian="9pt" style:font-weight-asian="bold" style:font-size-complex="9pt" style:font-weight-complex="bold"/>
    </style:style>
    <style:style style:name="P16" style:family="paragraph" style:parent-style-name="Text_20_body">
      <style:text-properties fo:font-size="9pt" fo:font-weight="bold" officeooo:paragraph-rsid="003589e2" style:font-size-asian="9pt" style:font-weight-asian="bold" style:font-size-complex="9pt" style:font-weight-complex="bold"/>
    </style:style>
    <style:style style:name="P17" style:family="paragraph" style:parent-style-name="Text_20_body">
      <style:text-properties fo:font-size="9pt" fo:font-weight="bold" officeooo:paragraph-rsid="00370a69" style:font-size-asian="9pt" style:font-weight-asian="bold" style:font-size-complex="9pt" style:font-weight-complex="bold"/>
    </style:style>
    <style:style style:name="P18" style:family="paragraph" style:parent-style-name="Text_20_body">
      <style:text-properties fo:font-size="9pt" fo:font-weight="bold" officeooo:paragraph-rsid="003a0387" style:font-size-asian="9pt" style:font-weight-asian="bold" style:font-size-complex="9pt" style:font-weight-complex="bold"/>
    </style:style>
    <style:style style:name="P19" style:family="paragraph" style:parent-style-name="Text_20_body">
      <style:text-properties fo:font-size="9pt" fo:font-weight="bold" officeooo:paragraph-rsid="003ac95e" style:font-size-asian="9pt" style:font-weight-asian="bold" style:font-size-complex="9pt" style:font-weight-complex="bold"/>
    </style:style>
    <style:style style:name="P20" style:family="paragraph" style:parent-style-name="Text_20_body">
      <style:text-properties fo:font-size="9pt" fo:font-weight="bold" officeooo:paragraph-rsid="00357aa2" style:font-size-asian="9pt" style:font-size-complex="9pt"/>
    </style:style>
    <style:style style:name="P21" style:family="paragraph" style:parent-style-name="Text_20_body">
      <style:text-properties fo:font-size="9pt" fo:font-weight="normal" officeooo:rsid="00289c95" officeooo:paragraph-rsid="002ac139" style:font-size-asian="9pt" style:font-weight-asian="normal" style:font-size-complex="9pt" style:font-weight-complex="normal"/>
    </style:style>
    <style:style style:name="P22" style:family="paragraph" style:parent-style-name="Text_20_body">
      <style:text-properties fo:font-size="9pt" fo:font-weight="normal" officeooo:paragraph-rsid="002ac139" style:font-size-asian="9pt" style:font-weight-asian="normal" style:font-size-complex="9pt" style:font-weight-complex="normal"/>
    </style:style>
    <style:style style:name="P23" style:family="paragraph" style:parent-style-name="Text_20_body">
      <style:text-properties fo:font-size="9pt" fo:font-weight="normal" officeooo:paragraph-rsid="0033431a" style:font-size-asian="9pt" style:font-weight-asian="normal" style:font-size-complex="9pt" style:font-weight-complex="normal"/>
    </style:style>
    <style:style style:name="P24" style:family="paragraph" style:parent-style-name="Text_20_body">
      <style:text-properties fo:font-size="9pt" fo:font-weight="normal" officeooo:paragraph-rsid="00337642" style:font-size-asian="9pt" style:font-weight-asian="normal" style:font-size-complex="9pt" style:font-weight-complex="normal"/>
    </style:style>
    <style:style style:name="P25" style:family="paragraph" style:parent-style-name="Text_20_body">
      <style:text-properties fo:font-size="9pt" fo:font-weight="normal" officeooo:paragraph-rsid="003404f9" style:font-size-asian="9pt" style:font-weight-asian="normal" style:font-size-complex="9pt" style:font-weight-complex="normal"/>
    </style:style>
    <style:style style:name="P26" style:family="paragraph" style:parent-style-name="Text_20_body">
      <style:text-properties fo:font-size="9pt" fo:font-weight="normal" officeooo:paragraph-rsid="003a0387" style:font-size-asian="9pt" style:font-weight-asian="normal" style:font-size-complex="9pt" style:font-weight-complex="normal"/>
    </style:style>
    <style:style style:name="P27" style:family="paragraph" style:parent-style-name="Text_20_body">
      <style:text-properties fo:font-size="9pt" officeooo:paragraph-rsid="002ac139" style:font-size-asian="9pt" style:font-size-complex="9pt"/>
    </style:style>
    <style:style style:name="P28" style:family="paragraph" style:parent-style-name="Text_20_body">
      <style:text-properties fo:font-size="9pt" officeooo:paragraph-rsid="0033431a" style:font-size-asian="9pt" style:font-size-complex="9pt"/>
    </style:style>
    <style:style style:name="P29" style:family="paragraph" style:parent-style-name="Text_20_body">
      <style:text-properties fo:font-size="9pt" officeooo:paragraph-rsid="00337642" style:font-size-asian="9pt" style:font-size-complex="9pt"/>
    </style:style>
    <style:style style:name="P30" style:family="paragraph" style:parent-style-name="Text_20_body">
      <style:text-properties fo:font-size="9pt" officeooo:paragraph-rsid="003404f9" style:font-size-asian="9pt" style:font-size-complex="9pt"/>
    </style:style>
    <style:style style:name="P31" style:family="paragraph" style:parent-style-name="Text_20_body">
      <style:text-properties fo:font-size="9pt" officeooo:paragraph-rsid="003a0387" style:font-size-asian="9pt" style:font-size-complex="9pt"/>
    </style:style>
    <style:style style:name="P32" style:family="paragraph" style:parent-style-name="Text_20_body">
      <style:text-properties fo:font-variant="normal" fo:text-transform="none" fo:color="#505050" style:font-name="Noto Sans" fo:font-size="9pt" fo:letter-spacing="normal" fo:font-style="normal" fo:font-weight="normal" officeooo:paragraph-rsid="0035309d" style:font-size-asian="9pt" style:font-weight-asian="normal" style:font-size-complex="9pt" style:font-weight-complex="normal"/>
    </style:style>
    <style:style style:name="P33" style:family="paragraph" style:parent-style-name="Text_20_body">
      <style:text-properties fo:font-variant="normal" fo:text-transform="none" fo:color="#505050" style:font-name="Noto Sans" fo:font-size="9pt" fo:letter-spacing="normal" fo:font-style="normal" fo:font-weight="bold" officeooo:paragraph-rsid="0035309d" style:font-size-asian="9pt" style:font-weight-asian="bold" style:font-size-complex="9pt" style:font-weight-complex="bold"/>
    </style:style>
    <style:style style:name="P34" style:family="paragraph" style:parent-style-name="Text_20_body">
      <style:text-properties fo:font-variant="normal" fo:text-transform="none" fo:color="#000000" style:font-name="Liberation Serif" fo:font-size="9pt" fo:letter-spacing="normal" fo:font-style="normal" fo:font-weight="normal" officeooo:paragraph-rsid="0035309d" style:font-size-asian="9pt" style:font-weight-asian="normal" style:font-size-complex="9pt" style:font-weight-complex="normal"/>
    </style:style>
    <style:style style:name="P35" style:family="paragraph" style:parent-style-name="Text_20_body">
      <style:text-properties fo:font-variant="normal" fo:text-transform="none" fo:color="#000000" style:font-name="Liberation Serif" fo:font-size="9pt" fo:letter-spacing="normal" fo:font-style="normal" fo:font-weight="normal" officeooo:paragraph-rsid="00355fd1" style:font-size-asian="9pt" style:font-weight-asian="normal" style:font-size-complex="9pt" style:font-weight-complex="normal"/>
    </style:style>
    <style:style style:name="P36" style:family="paragraph" style:parent-style-name="Text_20_body">
      <style:text-properties fo:font-variant="normal" fo:text-transform="none" fo:color="#000000" style:font-name="Liberation Serif" fo:font-size="9pt" fo:letter-spacing="normal" fo:font-style="normal" fo:font-weight="normal" officeooo:paragraph-rsid="003589e2" style:font-size-asian="9pt" style:font-weight-asian="normal" style:font-size-complex="9pt" style:font-weight-complex="normal"/>
    </style:style>
    <style:style style:name="P37" style:family="paragraph" style:parent-style-name="Text_20_body">
      <style:text-properties fo:font-variant="normal" fo:text-transform="none" fo:color="#000000" style:font-name="Liberation Serif" fo:font-size="9pt" fo:letter-spacing="normal" fo:font-style="normal" fo:font-weight="normal" officeooo:paragraph-rsid="00370a69" style:font-size-asian="9pt" style:font-weight-asian="normal" style:font-size-complex="9pt" style:font-weight-complex="normal"/>
    </style:style>
    <style:style style:name="P38" style:family="paragraph" style:parent-style-name="Text_20_body">
      <style:text-properties fo:font-variant="normal" fo:text-transform="none" fo:color="#000000" style:font-name="Liberation Serif" fo:font-size="9pt" fo:letter-spacing="normal" fo:font-style="normal" fo:font-weight="normal" officeooo:paragraph-rsid="003589e2" style:font-size-asian="9pt" style:font-size-complex="9pt"/>
    </style:style>
    <style:style style:name="P39" style:family="paragraph" style:parent-style-name="Text_20_body">
      <style:text-properties fo:font-variant="normal" fo:text-transform="none" fo:color="#000000" style:font-name="Liberation Serif" fo:font-size="9pt" fo:letter-spacing="normal" fo:font-style="normal" fo:font-weight="normal" officeooo:paragraph-rsid="00355fd1" style:font-size-asian="9pt" style:font-size-complex="9pt"/>
    </style:style>
    <style:style style:name="P40" style:family="paragraph" style:parent-style-name="Text_20_body">
      <style:text-properties fo:font-variant="normal" fo:text-transform="none" fo:color="#000000" style:font-name="Liberation Serif" fo:font-size="9pt" fo:letter-spacing="normal" fo:font-style="normal" fo:font-weight="normal" officeooo:paragraph-rsid="00370a69" style:font-size-asian="9pt" style:font-size-complex="9pt"/>
    </style:style>
    <style:style style:name="P41" style:family="paragraph" style:parent-style-name="Text_20_body">
      <style:text-properties fo:font-variant="normal" fo:text-transform="none" fo:color="#000000" style:font-name="Liberation Serif" fo:font-size="9pt" fo:letter-spacing="normal" fo:font-style="normal" fo:font-weight="bold" officeooo:paragraph-rsid="0035309d" style:font-size-asian="9pt" style:font-weight-asian="bold" style:font-size-complex="9pt" style:font-weight-complex="bold"/>
    </style:style>
    <style:style style:name="P42" style:family="paragraph" style:parent-style-name="Text_20_body">
      <style:text-properties fo:font-variant="normal" fo:text-transform="none" fo:color="#000000" style:font-name="Liberation Serif" fo:font-size="9pt" fo:letter-spacing="normal" fo:font-style="normal" fo:font-weight="bold" officeooo:paragraph-rsid="00355fd1" style:font-size-asian="9pt" style:font-weight-asian="bold" style:font-size-complex="9pt" style:font-weight-complex="bold"/>
    </style:style>
    <style:style style:name="P43" style:family="paragraph" style:list-style-name="L1"/>
    <style:style style:name="T1" style:family="text">
      <style:text-properties officeooo:rsid="00289c95"/>
    </style:style>
    <style:style style:name="T2" style:family="text">
      <style:text-properties fo:font-weight="bold" style:font-weight-asian="bold" style:font-weight-complex="bold"/>
    </style:style>
    <style:style style:name="T3" style:family="text">
      <style:text-properties fo:font-weight="bold" officeooo:rsid="00289c95" style:font-weight-asian="bold" style:font-weight-complex="bold"/>
    </style:style>
    <style:style style:name="T4" style:family="text">
      <style:text-properties fo:font-weight="bold" officeooo:rsid="002ac139" style:font-weight-asian="bold" style:font-weight-complex="bold"/>
    </style:style>
    <style:style style:name="T5" style:family="text">
      <style:text-properties fo:font-weight="bold" officeooo:rsid="0033431a" style:font-weight-asian="bold" style:font-weight-complex="bold"/>
    </style:style>
    <style:style style:name="T6" style:family="text">
      <style:text-properties fo:font-weight="bold" officeooo:rsid="00337642" style:font-weight-asian="bold" style:font-weight-complex="bold"/>
    </style:style>
    <style:style style:name="T7" style:family="text">
      <style:text-properties fo:font-weight="bold" officeooo:rsid="003404f9" style:font-weight-asian="bold" style:font-weight-complex="bold"/>
    </style:style>
    <style:style style:name="T8" style:family="text">
      <style:text-properties fo:font-weight="bold" officeooo:rsid="00289c95" style:font-size-asian="9pt" style:font-weight-asian="bold" style:font-size-complex="9pt" style:font-weight-complex="bold"/>
    </style:style>
    <style:style style:name="T9" style:family="text">
      <style:text-properties fo:font-size="9pt" fo:font-weight="bold" style:font-size-asian="9pt" style:font-weight-asian="bold" style:font-size-complex="9pt" style:font-weight-complex="bold"/>
    </style:style>
    <style:style style:name="T10" style:family="text">
      <style:text-properties fo:font-size="9pt" fo:font-weight="bold" officeooo:rsid="00289c95" style:font-size-asian="9pt" style:font-weight-asian="bold" style:font-size-complex="9pt" style:font-weight-complex="bold"/>
    </style:style>
    <style:style style:name="T11" style:family="text">
      <style:text-properties fo:font-size="9pt" fo:font-weight="bold" officeooo:rsid="00337642" style:font-size-asian="9pt" style:font-weight-asian="bold" style:font-size-complex="9pt" style:font-weight-complex="bold"/>
    </style:style>
    <style:style style:name="T12" style:family="text">
      <style:text-properties fo:font-size="9pt" fo:font-weight="bold" officeooo:rsid="003404f9" style:font-size-asian="9pt" style:font-weight-asian="bold" style:font-size-complex="9pt" style:font-weight-complex="bold"/>
    </style:style>
    <style:style style:name="T13" style:family="text">
      <style:text-properties fo:font-size="9pt" style:font-size-asian="9pt" style:font-size-complex="9pt"/>
    </style:style>
    <style:style style:name="T14" style:family="text">
      <style:text-properties fo:font-variant="normal" fo:text-transform="none" fo:color="#000000" style:font-name="Liberation Serif" fo:font-size="9pt" fo:letter-spacing="normal" fo:font-style="normal" fo:font-weight="bold" officeooo:rsid="00289c95" style:font-size-asian="9pt" style:font-weight-asian="bold" style:font-size-complex="9pt" style:font-weight-complex="bold"/>
    </style:style>
    <style:style style:name="T15" style:family="text">
      <style:text-properties fo:font-variant="normal" fo:text-transform="none" fo:color="#000000" style:font-name="Liberation Serif" fo:letter-spacing="normal" fo:font-style="normal" fo:font-weight="bold" officeooo:rsid="00289c95" style:font-weight-asian="bold" style:font-weight-complex="bold"/>
    </style:style>
    <style:style style:name="T16" style:family="text">
      <style:text-properties fo:font-variant="normal" fo:text-transform="none" fo:color="#111827" style:font-name="Söhne Mono" fo:font-size="10.5pt" fo:letter-spacing="normal" fo:font-style="normal"/>
    </style:style>
    <style:style style:name="T17" style:family="text">
      <style:text-properties fo:font-variant="normal" fo:text-transform="none" fo:color="#111827" style:font-name="Söhne Mono" fo:letter-spacing="normal" fo:font-style="normal"/>
    </style:style>
    <style:style style:name="T18" style:family="text">
      <style:text-properties fo:font-variant="normal" fo:text-transform="none" fo:color="#374151" style:font-name="S hne" fo:font-size="9pt" fo:letter-spacing="normal" fo:font-style="normal" fo:font-weight="bold" officeooo:rsid="003a0387" style:font-size-asian="9pt" style:font-weight-asian="bold" style:font-size-complex="9pt" style:font-weight-complex="bold"/>
    </style:style>
    <style:style style:name="T19" style:family="text">
      <style:text-properties fo:font-variant="normal" fo:text-transform="none" fo:color="#374151" style:font-name="S hne" fo:letter-spacing="normal" fo:font-style="normal" fo:font-weight="bold" officeooo:rsid="003a0387" style:font-weight-asian="bold" style:font-weight-complex="bold"/>
    </style:style>
    <style:style style:name="T20" style:family="text">
      <style:text-properties style:font-size-asian="9pt" style:font-weight-asian="bold" style:font-size-complex="9pt" style:font-weight-complex="bold"/>
    </style:style>
    <style:style style:name="T21" style:family="text">
      <style:text-properties officeooo:rsid="00289c95" style:font-size-asian="9pt" style:font-size-complex="9pt"/>
    </style:style>
    <style:style style:name="T22" style:family="text">
      <style:text-properties officeooo:rsid="003404f9"/>
    </style:style>
    <style:style style:name="T23" style:family="text">
      <style:text-properties style:font-name="Liberation Serif" officeooo:rsid="00289c95"/>
    </style:style>
    <style:style style:name="T24" style:family="text">
      <style:text-properties style:font-name="Liberation Serif" officeooo:rsid="00355fd1"/>
    </style:style>
    <style:style style:name="T25" style:family="text">
      <style:text-properties fo:color="#374151" style:font-name="S hne" fo:font-weight="bold" officeooo:rsid="003404f9" style:font-size-asian="9pt" style:font-weight-asian="bold" style:font-size-complex="9pt" style:font-weight-complex="bold"/>
    </style:style>
    <style:style style:name="T26" style:family="text">
      <style:text-properties fo:color="#374151" style:font-name="S hne" fo:font-weight="bold" officeooo:rsid="003404f9" style:font-weight-asian="bold" style:font-weight-complex="bold"/>
    </style:style>
    <style:style style:name="T27" style:family="text">
      <style:text-properties fo:color="#374151" style:font-name="S hne" fo:font-weight="bold" officeooo:rsid="003a0387" style:font-weight-asian="bold" style:font-weight-complex="bold"/>
    </style:style>
    <style:style style:name="T28" style:family="text">
      <style:text-properties fo:color="#374151" style:font-name="S hne" fo:font-size="10.5pt" fo:font-weight="bold" officeooo:rsid="003404f9" style:font-size-asian="9pt" style:font-weight-asian="bold" style:font-size-complex="9pt" style:font-weight-complex="bold"/>
    </style:style>
    <style:style style:name="T29" style:family="text">
      <style:text-properties fo:color="#374151" style:font-name="S hne" fo:font-size="10.5pt" fo:font-weight="bold" officeooo:rsid="003404f9" style:font-weight-asian="bold" style:font-weight-complex="bold"/>
    </style:style>
    <style:style style:name="T30" style:family="text">
      <style:text-properties style:font-weight-asian="bold" style:font-weight-complex="bold"/>
    </style:style>
    <style:style style:name="T31" style:family="text">
      <style:text-properties officeooo:rsid="003a0387"/>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30">---------------------------------------------------</text:span><text:span text:style-name="T17">/var/log</text:span><text:span text:style-name="T30">------------------------------------------------------------------</text:span></text:p>
      <text:p text:style-name="Text_20_body"><text:span text:style-name="T13">Thư mục </text:span><text:span text:style-name="Source_20_Text"><text:span text:style-name="T13">/var/log</text:span></text:span><text:span text:style-name="T13"> trong hệ thống Linux và Unix là nơi chứa các tập tin nhật ký (log files). Các tập tin này chứa thông tin về hoạt động của hệ thống, ứng dụng và dịch vụ chạy trên hệ thống. Việc theo dõi các tệp nhật ký này có thể rất hữu ích để gỡ lỗi sự cố hệ thống, xem thông tin về tài khoản người dùng và theo dõi hoạt động của ứng dụng.</text:span></text:p>
      <text:p text:style-name="Text_20_body"><text:span text:style-name="T13">Dưới đây là một số ví dụ về các tệp nhật ký phổ biến mà bạn có thể tìm thấy trong thư mục </text:span><text:span text:style-name="Source_20_Text"><text:span text:style-name="T13">/</text:span></text:span><text:span text:style-name="Source_20_Text"><text:span text:style-name="T9">var/log</text:span></text:span><text:span text:style-name="T9">:</text:span></text:p>
      <text:list xml:id="list451379900" text:style-name="L1">
        <text:list-item>
          <text:p text:style-name="Text_20_body"><text:span text:style-name="Source_20_Text"><text:span text:style-name="T9">/var/log/syslog</text:span></text:span><text:span text:style-name="T9"> hoặc </text:span><text:span text:style-name="Source_20_Text"><text:span text:style-name="T9">/var/log/messages</text:span></text:span><text:span text:style-name="T9">: </text:span><text:span text:style-name="T13">Chứa thông tin về hoạt động của hệ thống và các thông báo từ hệ thống.</text:span></text:p>
        </text:list-item>
        <text:list-item>
          <text:p text:style-name="Text_20_body"><text:span text:style-name="Source_20_Text"><text:span text:style-name="T9">/var/log/auth.log</text:span></text:span><text:span text:style-name="T9">:</text:span><text:span text:style-name="T13"> Ghi lại các sự kiện liên quan đến xác thực và quyền truy cập người dùng, chẳng hạn như đăng nhập và thay đổi mật khẩu.</text:span></text:p>
        </text:list-item>
        <text:list-item>
          <text:p text:style-name="Text_20_body"><text:span text:style-name="Source_20_Text"><text:span text:style-name="T9">/var/log/dmesg</text:span></text:span><text:span text:style-name="T9">: </text:span><text:span text:style-name="T13">Là một nhật ký của thông tin từ kernel, chứa thông tin về phần cứng và sự kiện liên quan đến boot.</text:span></text:p>
        </text:list-item>
        <text:list-item>
          <text:p text:style-name="Text_20_body"><text:span text:style-name="Source_20_Text"><text:span text:style-name="T9">/var/log/apache2/access.log</text:span></text:span><text:span text:style-name="T9"> và </text:span><text:span text:style-name="Source_20_Text"><text:span text:style-name="T9">/var/log/apache2/error.log</text:span></text:span><text:span text:style-name="T9">: </text:span><text:span text:style-name="T13">Các tệp nhật ký của máy chủ web Apache, chứa thông tin về truy cập và lỗi của trang web.</text:span></text:p>
        </text:list-item>
        <text:list-item>
          <text:p text:style-name="Text_20_body"><text:span text:style-name="Source_20_Text"><text:span text:style-name="T9">/var/log/mysql/error.log</text:span></text:span><text:span text:style-name="T9">: </text:span><text:span text:style-name="T13">Ghi lại các lỗi và thông báo từ máy chủ cơ sở dữ liệu MySQL.</text:span></text:p>
        </text:list-item>
        <text:list-item>
          <text:p text:style-name="Text_20_body"><text:span text:style-name="Source_20_Text"><text:span text:style-name="T9">/var/log/mail.log</text:span></text:span><text:span text:style-name="T9"> hoặc </text:span><text:span text:style-name="Source_20_Text"><text:span text:style-name="T9">/var/log/maillog</text:span></text:span><text:span text:style-name="T9">: </text:span><text:span text:style-name="T13">Chứa thông tin về hoạt động của máy chủ thư điện tử (email server), chẳng hạn như gửi và nhận thư.</text:span></text:p>
        </text:list-item>
        <text:list-item>
          <text:p text:style-name="Text_20_body"><text:span text:style-name="Source_20_Text"><text:span text:style-name="T9">/var/log/auth.log</text:span></text:span><text:span text:style-name="T9"> hoặc </text:span><text:span text:style-name="Source_20_Text"><text:span text:style-name="T9">/var/log/secure</text:span></text:span><text:span text:style-name="T9">: </text:span><text:span text:style-name="T13">Tệp nhật ký liên quan đến xác thực và an ninh hệ thống.</text:span></text:p>
        </text:list-item>
      </text:list>
      <text:p text:style-name="P4">---------------------------------------------------------------------------------------------------------------------</text:p>
      <text:p text:style-name="P6">---uptime---</text:p>
      <text:p text:style-name="P1">Lệnh "uptime" trong hệ thống Linux được sử dụng để hiển thị thông tin về thời gian hoạt động của hệ thống và tải trung bình trong một khoảng thời gian cụ thể. Dưới đây là cú pháp cơ bản của lệnh "uptime" và một số tùy chọn phổ biến:</text:p>
      <text:p text:style-name="P1">Cú pháp cơ bản:</text:p>
      <text:p text:style-name="P4">- uptime</text:p>
      <text:p text:style-name="P1">Kết quả mẫu có thể trông như sau:</text:p>
      <text:p text:style-name="P1">13:45:08 up 1 day, 2:30, 2 users, load average: 0.23, 0.19, 0.22</text:p>
      <text:p text:style-name="P1">Trong đó:</text:p>
      <text:p text:style-name="P1">- "13:45:08" là thời gian hiện tại của hệ thống.</text:p>
      <text:p text:style-name="P1">- "up 1 day, 2:30" cho biết thời gian mà hệ thống đã hoạt động (1 ngày và 2 giờ 30 phút).</text:p>
      <text:p text:style-name="P1">- "2 users" cho biết có 2 người dùng đang đăng nhập vào hệ thống.</text:p>
      <text:p text:style-name="P1">- "load average: 0.23, 0.19, 0.22" là tải trung bình trong 1 phút, 5 phút và 15 phút gần nhất.</text:p>
      <text:p text:style-name="P1">Một số tùy chọn phổ biến của lệnh "uptime" bao gồm:</text:p>
      <text:p text:style-name="P1">- -p: Hiển thị thời gian hoạt động và tải trung bình dưới dạng số nguyên, dễ dàng cho việc sử dụng trong các tập lệnh hoặc scripts.</text:p>
      <text:p text:style-name="P1">- -s: Hiển thị thời gian hệ thống bắt đầu hoạt động.</text:p>
      <text:p text:style-name="P1">- -h: Hiển thị trợ giúp về cách sử dụng lệnh "uptime".</text:p>
      <text:p text:style-name="P1"><text:span text:style-name="T1">L</text:span>ệnh "uptime" là một công cụ hữu ích để kiểm tra thời gian hoạt động của hệ thống và tải trung bình, đặc biệt khi bạn quan tâm đến hiệu suất hoặc theo dõi tình trạng của máy chủ Linux.</text:p>
      <text:p text:style-name="P5">---------------------------------------------------------------------------------------------------------------------</text:p>
      <text:p text:style-name="P8"><text:span text:style-name="T2">---</text:span><text:span text:style-name="T3">top---</text:span></text:p>
      <text:p text:style-name="P2">Lệnh "top" trong hệ thống Linux là một tiện ích dòng lệnh mạnh mẽ được sử dụng để hiển thị thông tin thời gian thực về hoạt động của các tiến trình và tài nguyên hệ thống, như CPU, bộ nhớ, và các tiến trình đang chạy. "top" thường được sử dụng để theo dõi hiệu suất hệ thống và xác định các tiến trình tiêu thụ nhiều tài nguyên. Dưới đây là cú pháp cơ bản và một số tùy chọn phổ biến của lệnh "top":</text:p>
      <text:p text:style-name="P2"><text:soft-page-break/>Cú pháp cơ bản:</text:p>
      <text:p text:style-name="P5">top</text:p>
      <text:p text:style-name="P2">Khi bạn chạy lệnh "top" theo cách này, nó sẽ hiển thị một bảng với danh sách các tiến trình, thông tin về CPU, bộ nhớ và các thống kê khác. Bạn có thể sử dụng các phím tắt để tương tác với "top". Ví dụ, để thoát khỏi "top", bạn có thể sử dụng phím tắt "q".</text:p>
      <text:p text:style-name="P2">Một số tùy chọn phổ biến của lệnh "top" bao gồm:</text:p>
      <text:p text:style-name="P2"><text:span text:style-name="T2">- -b: </text:span>Chạy "top" trong chế độ batch, làm cho nó xuất kết quả ra một tệp thay vì hiển thị trực tiếp trên màn hình.</text:p>
      <text:p text:style-name="P2"><text:span text:style-name="T2">- -n </text:span>NUM: Xác định số lần cập nhật trước khi thoát.</text:p>
      <text:p text:style-name="P2"><text:span text:style-name="T2">- -d </text:span>SECONDS: Xác định khoảng thời gian giữa các cập nhật.</text:p>
      <text:p text:style-name="P2"><text:span text:style-name="T2">- -c: </text:span>Hiển thị cả các tiến trình con (child processes).</text:p>
      <text:p text:style-name="P2"><text:span text:style-name="T2">- -u </text:span>USERNAME: Hiển thị chỉ thông tin về tiến trình của một người dùng cụ thể.</text:p>
      <text:p text:style-name="P2">-<text:span text:style-name="T2"> -p </text:span>PID1,PID2,PID3,...: Hiển thị chỉ thông tin về các tiến trình có số hiệu tiến trình (PID) cụ thể.</text:p>
      <text:p text:style-name="P2">Ví dụ sử dụng một số tùy chọn:</text:p>
      <text:p text:style-name="P2">1. Chạy "top" với tùy chọn "b" để xuất kết quả ra một tệp văn bản:</text:p>
      <text:p text:style-name="P2"><text:s text:c="3"/><text:span text:style-name="T2">top -b -n 1 &gt; top_output.txt</text:span></text:p>
      <text:p text:style-name="P2">2. Hiển thị thông tin về tiến trình của người dùng "username":</text:p>
      <text:p text:style-name="P2"><text:s text:c="3"/><text:span text:style-name="T2">top -u username</text:span></text:p>
      <text:p text:style-name="P2">3. Hiển thị chỉ thông tin về các tiến trình có PID cụ thể:</text:p>
      <text:p text:style-name="P2"><text:s text:c="3"/><text:span text:style-name="T2">top -p 1234,5678</text:span></text:p>
      <text:p text:style-name="P2">"Lệnh top" là một công cụ hữu ích để theo dõi tình trạng hoạt động của hệ thống và các tiến trình, và nó cung cấp rất nhiều thông tin quan trọng.</text:p>
      <text:p text:style-name="P6">---------------------------------------------------------------------------------------------------------------------</text:p>
      <text:p text:style-name="P6">---uname<text:span text:style-name="T1">---</text:span></text:p>
      <text:p text:style-name="P3">Lệnh "uname" trong Linux được sử dụng để hiển thị thông tin về hệ điều hành của hệ thống. Nó trả về các thông tin như tên hệ điều hành, máy chủ, phiên bản hệ thống, kiến trúc máy tính, và nhiều thông tin liên quan khác. Dưới đây là cú pháp cơ bản của lệnh "uname" và một số tùy chọn phổ biến:</text:p>
      <text:p text:style-name="P3">Cú pháp cơ bản:</text:p>
      <text:p text:style-name="P6">uname [OPTIONS]</text:p>
      <text:p text:style-name="P3">Một số tùy chọn phổ biến của lệnh "uname" bao gồm:</text:p>
      <text:p text:style-name="P3"><text:span text:style-name="T2">- -a, --all:</text:span> Hiển thị tất cả thông tin có sẵn.</text:p>
      <text:p text:style-name="P3"><text:span text:style-name="T2">- -s, --kernel-name:</text:span> Hiển thị tên hạt nhân (kernel name).</text:p>
      <text:p text:style-name="P3">-<text:span text:style-name="T2"> -n, --nodename: </text:span>Hiển thị tên máy chủ (node name).</text:p>
      <text:p text:style-name="P3"><text:span text:style-name="T2">- -r, --kernel-release: </text:span>Hiển thị phiên bản của hạt nhân (kernel release).</text:p>
      <text:p text:style-name="P3"><text:span text:style-name="T2">- -v, --kernel-version: </text:span>Hiển thị phiên bản của hạt nhân (kernel version).</text:p>
      <text:p text:style-name="P3"><text:span text:style-name="T2">- -m, --machine</text:span>: Hiển thị tên kiến trúc máy tính (machine hardware name).</text:p>
      <text:p text:style-name="P3"><text:span text:style-name="T2">- -o, --operating-system</text:span>: Hiển thị tên hệ điều hành (operating system).</text:p>
      <text:p text:style-name="P3">Ví dụ sử dụng "uname" với các tùy chọn:</text:p>
      <text:p text:style-name="P3">1. Hiển thị tất cả thông tin:</text:p>
      <text:p text:style-name="P3"><text:s text:c="3"/>uname -a</text:p>
      <text:p text:style-name="P3">2. Hiển thị tên hạt nhân:</text:p>
      <text:p text:style-name="P3"><text:s text:c="3"/>uname -s</text:p>
      <text:p text:style-name="P3"><text:soft-page-break/>3. Hiển thị tên máy chủ:</text:p>
      <text:p text:style-name="P3"><text:s text:c="3"/>uname -n</text:p>
      <text:p text:style-name="P3">4. Hiển thị phiên bản của hạt nhân:</text:p>
      <text:p text:style-name="P3"><text:s text:c="3"/>uname -r</text:p>
      <text:p text:style-name="P3">5. Hiển thị phiên bản của hạt nhân (kernel version):</text:p>
      <text:p text:style-name="P3"><text:s text:c="3"/>uname -v</text:p>
      <text:p text:style-name="P3">6. Hiển thị tên kiến trúc máy tính:</text:p>
      <text:p text:style-name="P3"><text:s text:c="3"/>uname -m</text:p>
      <text:p text:style-name="P3">7. Hiển thị tên hệ điều hành:</text:p>
      <text:p text:style-name="P3"><text:s text:c="3"/>uname -o</text:p>
      <text:p text:style-name="P3">Lệnh "uname" là một công cụ hữu ích để xác định các thông tin cơ bản về hệ điều hành và máy tính mà bạn đang sử dụng.</text:p>
      <text:p text:style-name="P7">---------------------------------------------------------------------------------------------------------------------</text:p>
      <text:p text:style-name="P27"><text:span text:style-name="T2">---</text:span><text:span text:style-name="T4">tar</text:span><text:span text:style-name="T3">---</text:span></text:p>
      <text:p text:style-name="P21">Lệnh tar (tên viết tắt từ "tape archive") là một công cụ mạnh mẽ trong các hệ thống Linux và Unix để nén và giải nén tệp và thư mục. Dưới đây là một số tùy chọn phổ biến của lệnh tar:</text:p>
      <text:p text:style-name="P10">1. Tạo một tệp nén (archive):</text:p>
      <text:p text:style-name="P22"><text:span text:style-name="T1"><text:s text:c="3"/>- </text:span><text:span text:style-name="T3">tar -cvf archive.tar file1 file2</text:span><text:span text:style-name="T1">: Tạo một tệp archive.tar chứa file1 và file2.</text:span></text:p>
      <text:p text:style-name="P10">2. Thêm tệp vào một tệp nén hiện có:</text:p>
      <text:p text:style-name="P22"><text:span text:style-name="T1"><text:s text:c="3"/>- </text:span><text:span text:style-name="T3">tar -rvf archive.tar newfile:</text:span><text:span text:style-name="T1"> Thêm newfile vào archive.tar.</text:span></text:p>
      <text:p text:style-name="P10">3. Tạo tệp nén và nén một thư mục:</text:p>
      <text:p text:style-name="P22"><text:span text:style-name="T1"><text:s text:c="3"/>- t</text:span><text:span text:style-name="T3">ar -cvf archive.tar directory/: </text:span><text:span text:style-name="T1">Tạo tệp archive.tar chứa toàn bộ thư mục directory.</text:span></text:p>
      <text:p text:style-name="P10">4. Xem nội dung của một tệp nén:</text:p>
      <text:p text:style-name="P22"><text:span text:style-name="T3"><text:s text:c="3"/>- tar -tf archive.tar: </text:span><text:span text:style-name="T1">Hiển thị danh sách tất cả các tệp trong archive.tar.</text:span></text:p>
      <text:p text:style-name="P10">5. Giải nén một tệp nén:</text:p>
      <text:p text:style-name="P22"><text:span text:style-name="T3"><text:s text:c="3"/>- tar -xvf archive.tar:</text:span><text:span text:style-name="T1"> Giải nén tất cả các tệp từ archive.tar.</text:span></text:p>
      <text:p text:style-name="P10">6. Giải nén một tệp nén vào một thư mục cụ thể:</text:p>
      <text:p text:style-name="P22"><text:span text:style-name="T3"><text:s text:c="3"/>- tar -xvf archive.tar -C /path/to/directory/: </text:span><text:span text:style-name="T1">Giải nén archive.tar vào thư mục /path/to/directory/.</text:span></text:p>
      <text:p text:style-name="P10">7. Nén bằng gzip:</text:p>
      <text:p text:style-name="P22"><text:span text:style-name="T1"><text:s text:c="2"/></text:span><text:span text:style-name="T3"><text:s/>- tar -czvf archive.tar.gz file1 file2: </text:span><text:span text:style-name="T1">Nén file1 và file2 vào một tệp archive.tar.gz sử dụng gzip.</text:span></text:p>
      <text:p text:style-name="P10">8. Giải nén tệp tar.gz:</text:p>
      <text:p text:style-name="P22"><text:span text:style-name="T3"><text:s text:c="3"/>- tar -xzvf archive.tar.gz: </text:span><text:span text:style-name="T1">Giải nén một tệp archive.tar.gz.</text:span></text:p>
      <text:p text:style-name="P10">9. Nén bằng bzip2:</text:p>
      <text:p text:style-name="P22"><text:span text:style-name="T3"><text:s text:c="3"/>- tar -cjvf archive.tar.bz2 file1 file2: </text:span><text:span text:style-name="T1">Nén file1 và file2 vào một tệp archive.tar.bz2 sử dụng bzip2.</text:span></text:p>
      <text:p text:style-name="P10">10. Giải nén tệp tar.bz2:</text:p>
      <text:p text:style-name="P22"><text:span text:style-name="T3"><text:s text:c="4"/>- tar -xjvf archive.tar.bz2:</text:span><text:span text:style-name="T1"> Giải nén một tệp archive.tar.bz2.</text:span></text:p>
      <text:p text:style-name="P10">11. Xác định thư mục mục tiêu:</text:p>
      <text:p text:style-name="P22"><text:span text:style-name="T1"><text:s text:c="2"/></text:span><text:span text:style-name="T3"><text:s text:c="2"/>- tar -C /path/to/directory/ -cvf archive.tar .: </text:span><text:span text:style-name="T1">Nén toàn bộ thư mục hiện tại và lưu vào archive.tar.</text:span></text:p>
      <text:p text:style-name="P10">12. Xóa các tệp sau khi nén (cùng với tùy chọn khác):</text:p>
      <text:p text:style-name="P22"><text:span text:style-name="T1"><text:s/></text:span><text:span text:style-name="T3"><text:s text:c="3"/>- tar --remove-files -cvf archive.tar file1 file2:</text:span><text:span text:style-name="T1"> Nén file1 và file2 và sau đó xóa chúng.</text:span></text:p>
      <text:p text:style-name="P21"><text:soft-page-break/>Đây chỉ là một số tùy chọn phổ biến của lệnh tar. Bạn có thể tìm hiểu thêm bằng cách tham khảo tài liệu hệ thống hoặc sử dụng man tar để xem hướng dẫn chi tiết.</text:p>
      <text:p text:style-name="P11">---------------------------------------------------------------------------------------------------------------------</text:p>
      <text:p text:style-name="P28"><text:span text:style-name="T3">---</text:span><text:span text:style-name="T5">file</text:span><text:span text:style-name="T3">---</text:span></text:p>
      <text:p text:style-name="P23">Lệnh "file" trong Linux được sử dụng để xác định kiểu file của một tập tin hoặc thư mục cụ thể. Điều này giúp bạn biết được loại dữ liệu bạn đang làm việc, chẳng hạn như văn bản, hình ảnh, thư mục, thư mục nén, thư mục thư mục, v.v. Dưới đây là cách cơ bản để sử dụng lệnh "file" trong Linux:</text:p>
      <text:p text:style-name="P23">Một số tùy chọn thông dụng:</text:p>
      <text:p text:style-name="P23">1. `-b` hoặc `--brief`: In kết quả ngắn gọn, chỉ hiển thị loại file.</text:p>
      <text:p text:style-name="P23">2. `-i` hoặc `--mime`: In thông tin MIME type của tập tin.</text:p>
      <text:p text:style-name="P23">3. `-z` hoặc `--uncompress`: Cố gắng giải nén tập tin và sau đó kiểm tra loại file.</text:p>
      <text:p text:style-name="P23">4. `-L` hoặc `--dereference`: Kiểm tra kiểu file của tệp liên kết mềm thay vì tệp nguồn.</text:p>
      <text:p text:style-name="P23">Ví dụ sử dụng lệnh "file" với các tùy chọn:</text:p>
      <text:p text:style-name="P11">1. Kiểm tra loại file của một tập tin cụ thể:</text:p>
      <text:p text:style-name="P23"><text:s text:c="3"/>file example.txt</text:p>
      <text:p text:style-name="P11">2. In ra thông tin MIME type của một tập tin:</text:p>
      <text:p text:style-name="P23"><text:s text:c="3"/>file -i example.jpg</text:p>
      <text:p text:style-name="P11">3. Kiểm tra loại file của một tập tin sau khi giải nén (nếu tập tin là một tệp nén):</text:p>
      <text:p text:style-name="P23"><text:s text:c="3"/>file -z compressed.tar.gz</text:p>
      <text:p text:style-name="P11">4. Kiểm tra kiểu file của tệp liên kết mềm thay vì tệp nguồn:</text:p>
      <text:p text:style-name="P23"><text:s text:c="3"/>file -L symbolic_link</text:p>
      <text:p text:style-name="P11">---------------------------------------------------------------------------------------------------------------------</text:p>
      <text:p text:style-name="P29"><text:span text:style-name="T3">---</text:span><text:span text:style-name="T6">gunzip</text:span><text:span text:style-name="T3">---</text:span></text:p>
      <text:p text:style-name="P24">Lệnh `gunzip` trong Linux và Unix được sử dụng để giải nén (decompress) các tệp nén bằng gZIP compression. Dưới đây là cú pháp cơ bản và một số tùy chọn phổ biến của lệnh `gunzip`:</text:p>
      <text:p text:style-name="P12">Cú pháp cơ bản:</text:p>
      <text:p text:style-name="P24"><text:s/>gunzip [tùy chọn] [tên_tệp_nén.gz]</text:p>
      <text:p text:style-name="P24">Một số tùy chọn thông dụng:</text:p>
      <text:p text:style-name="P12">1. `-c` hoặc `--stdout`: In nội dung tệp giải nén ra màn hình thay vì ghi vào tệp mục tiêu. </text:p>
      <text:p text:style-name="P24"><text:s text:c="3"/>gunzip -c file.gz</text:p>
      <text:p text:style-name="P12">2. `-d` hoặc `--decompress`: Sử dụng tùy chọn này để chỉ ra rằng bạn muốn giải nén tệp (đây là tùy chọn mặc định khi bạn sử dụng `gunzip`, vì vậy nó thường không cần thiết).</text:p>
      <text:p text:style-name="P24"><text:s text:c="3"/>gunzip -d file.gz</text:p>
      <text:p text:style-name="P12">3. `-f` hoặc `--force`: Làm cho `gunzip` bỏ qua các cảnh báo và ghi đè lên tệp mục tiêu nếu tệp đã tồn tại.</text:p>
      <text:p text:style-name="P24"><text:s text:c="3"/>gunzip -f file.gz</text:p>
      <text:p text:style-name="P12">4. `-k` hoặc `--keep`: Giữ tệp nén gốc sau khi giải nén (mặc định, tệp gốc bị xóa).</text:p>
      <text:p text:style-name="P24"><text:s text:c="3"/>gunzip -k file.gz</text:p>
      <text:p text:style-name="P12">5. `-t` hoặc `--test`: Kiểm tra tính toàn vẹn của tệp nén mà không giải nén nó.</text:p>
      <text:p text:style-name="P24"><text:s text:c="3"/>gunzip -t file.gz</text:p>
      <text:p text:style-name="P24">Lệnh `gunzip` là một công cụ phổ biến trong môi trường Linux và Unix để làm việc với các tệp nén bằng gZIP compression.</text:p>
      <text:p text:style-name="P13"><text:soft-page-break/>---------------------------------------------------------------------------------------------------------------------</text:p>
      <text:p text:style-name="P30"><text:span text:style-name="T3">---</text:span><text:span text:style-name="T7">at</text:span><text:span text:style-name="T3">---</text:span></text:p>
      <text:p text:style-name="P25"><text:span text:style-name="T1">Lệnh </text:span><text:span text:style-name="T3">"at"</text:span><text:span text:style-name="T1"> trong hệ điều hành Linux và Unix được sử dụng để thực hiện các nhiệm vụ một lần hoặc đặt lịch thời gian để chạy các tác vụ vào một thời điểm cụ thể trong tương lai. Dưới đây là cú pháp cơ bản và một số tùy chọn phổ biến của lệnh "at":</text:span></text:p>
      <text:p text:style-name="P25"><text:span text:style-name="T1">Cú pháp cơ bản:</text:span></text:p>
      <text:p text:style-name="P25"><text:span text:style-name="T1">→</text:span><text:span text:style-name="T22"> </text:span><text:span text:style-name="T1">at [tùy_chọn] thời_gian</text:span></text:p>
      <text:p text:style-name="P25"><text:span text:style-name="T1">Một số tùy chọn thông dụng:</text:span></text:p>
      <text:p text:style-name="P13"><text:span text:style-name="T1">1. `-l` hoặc `--list`: Liệt kê các công việc đã được đặt lịch bằng "at".</text:span></text:p>
      <text:p text:style-name="P25"><text:span text:style-name="T1"><text:s text:c="3"/>at -l</text:span></text:p>
      <text:p text:style-name="P13"><text:span text:style-name="T1">2. `-d` hoặc `--delete`: Xóa một công việc đã được đặt lịch theo số công việc đã liệt kê trong danh sách công việc.</text:span></text:p>
      <text:p text:style-name="P25"><text:span text:style-name="T1"><text:s text:c="3"/>at -d job_number</text:span></text:p>
      <text:p text:style-name="P25"/>
      <text:p text:style-name="P13"><text:span text:style-name="T1">3. `-m` hoặc `--mail`: Gửi email cho người dùng khi công việc hoàn thành.</text:span></text:p>
      <text:p text:style-name="P25"><text:span text:style-name="T1"><text:s text:c="3"/>at -m thời_gian</text:span></text:p>
      <text:p text:style-name="P13"><text:span text:style-name="T1">4. `-f` hoặc `--file`: Đọc tác vụ từ một tệp văn bản thay vì nhập tác vụ từ dòng lệnh.</text:span></text:p>
      <text:p text:style-name="P25"><text:span text:style-name="T1"><text:s text:c="3"/>at -f file_name thời_gian</text:span></text:p>
      <text:p text:style-name="P13"><text:span text:style-name="T1">5. `-c` hoặc `--command`: Đặt tác vụ trực tiếp từ dòng lệnh sau tùy chọn thời gian.</text:span></text:p>
      <text:p text:style-name="P25"><text:span text:style-name="T1"><text:s text:c="3"/>at -c "command" thời_gian</text:span></text:p>
      <text:p text:style-name="P25"><text:span text:style-name="T1">Ví dụ sử dụng lệnh "at" với các tùy chọn:</text:span></text:p>
      <text:p text:style-name="P13"><text:span text:style-name="T1">1. Đặt lịch để thực hiện một công việc vào 2 giờ chiều ngày hôm nay:</text:span></text:p>
      <text:p text:style-name="P25"><text:span text:style-name="T1"><text:s text:c="3"/>at 2:00 PM</text:span></text:p>
      <text:p text:style-name="P13"><text:span text:style-name="T1">2. Đặt lịch để chạy một tác vụ từ tệp văn bản vào 3 giờ sáng ngày mai:</text:span></text:p>
      <text:p text:style-name="P25"><text:span text:style-name="T1"><text:s text:c="3"/>at -f myscript.sh 3:00 AM</text:span></text:p>
      <text:p text:style-name="P13"><text:span text:style-name="T1">3. Liệt kê các công việc đã được đặt lịch:</text:span></text:p>
      <text:p text:style-name="P25"><text:span text:style-name="T1"><text:s text:c="3"/>at -l</text:span></text:p>
      <text:p text:style-name="P13"><text:span text:style-name="T1">4. Xóa một công việc đã được đặt lịch, ví dụ công việc số 1:</text:span></text:p>
      <text:p text:style-name="P25"><text:span text:style-name="T1"><text:s text:c="3"/>at -d 1</text:span></text:p>
      <text:p text:style-name="P13"><text:span text:style-name="T1">5. Đặt lịch gửi email cho người dùng khi công việc hoàn thành vào 5 giờ chiều:</text:span></text:p>
      <text:p text:style-name="P25"><text:span text:style-name="T1"><text:s text:c="3"/>at -m 5:00 PM</text:span></text:p>
      <text:p text:style-name="P25"><text:span text:style-name="T1">Lệnh "at" là một cách tiện lợi để tự động hóa các tác vụ trong hệ thống Linux hoặc Unix tại một thời điểm cụ thể.</text:span></text:p>
      <text:p text:style-name="P32">In summary, </text:p>
      <text:p text:style-name="P32">The logic for at usage is: If /etc/at.allow exists, only non-root users listed within it can schedule jobs. </text:p>
      <text:p text:style-name="P32">If /etc/at.deny exists, only non-root users listed within it cannot schedule jobs. If none of them exists: permission for non-root scheduling is distro dependent.</text:p>
      <text:p text:style-name="P14">---------------------------------------------------------------------------------------------------------------------</text:p>
      <text:p text:style-name="P33"><text:span text:style-name="T1">--</text:span><text:span text:style-name="T23">-</text:span><text:span text:style-name="T24">jobs</text:span><text:span text:style-name="T1">---</text:span></text:p>
      <text:p text:style-name="P34">Trong hệ điều hành Linux và Unix, lệnh "jobs" được sử dụng để quản lý và xem danh sách các công việc (jobs) đang chạy hoặc đã dừng trong phiên làm việc hiện tại của bạn trong môi trường dòng lệnh. Dưới đây là cú pháp cơ bản và một số tùy chọn thông dụng của lệnh "jobs":</text:p>
      <text:p text:style-name="P34">Cú pháp cơ bản:</text:p>
      <text:p text:style-name="P34"><text:soft-page-break/>- jobs [tùy_chọn]</text:p>
      <text:p text:style-name="P34">Một số tùy chọn thông dụng:</text:p>
      <text:p text:style-name="P41">1. `-l`: Hiển thị danh sách các công việc kèm theo các thông tin chi tiết như số công việc (job number), trạng thái của công việc (Running hoặc Stopped), và lệnh được chạy.</text:p>
      <text:p text:style-name="P34"><text:s text:c="3"/>jobs -l</text:p>
      <text:p text:style-name="P41">2. `-n`: Hiển thị chỉ các công việc gần đây được tạo ra hoặc thay đổi trạng thái trong phiên làm việc hiện tại.</text:p>
      <text:p text:style-name="P34"><text:s text:c="3"/>jobs -n</text:p>
      <text:p text:style-name="P41">3. `-p`: Hiển thị danh sách các công việc trong tiến trình (process) chạy hiện tại.</text:p>
      <text:p text:style-name="P34"><text:s text:c="3"/>jobs -p</text:p>
      <text:p text:style-name="P41">4. `-%N` hoặc `+%N`: Chọn công việc dựa trên số công việc (job number). `-%N` sẽ chọn công việc với số âm (được đánh số ngược), trong khi `+%N` sẽ chọn công việc với số dương.</text:p>
      <text:p text:style-name="P34"><text:s text:c="3"/>jobs -%2</text:p>
      <text:p text:style-name="P41">5. `-r`: Hiển thị chỉ các công việc đang chạy (Running).</text:p>
      <text:p text:style-name="P34"><text:s text:c="3"/>jobs -r</text:p>
      <text:p text:style-name="P41">6. `-s`: Hiển thị chỉ các công việc đã dừng (Stopped). </text:p>
      <text:p text:style-name="P34"><text:s text:c="3"/>jobs -s</text:p>
      <text:p text:style-name="P34">Ví dụ sử dụng lệnh "jobs" với các tùy chọn:</text:p>
      <text:p text:style-name="P41">1. Hiển thị danh sách các công việc đang chạy cùng với thông tin chi tiết:</text:p>
      <text:p text:style-name="P34"><text:s text:c="3"/>jobs -l</text:p>
      <text:p text:style-name="P41">2. Hiển thị danh sách các công việc đã dừng trong phiên làm việc hiện tại:</text:p>
      <text:p text:style-name="P34"><text:s text:c="3"/>jobs -s</text:p>
      <text:p text:style-name="P41">3. Hiển thị danh sách các công việc gần đây đã tạo ra hoặc thay đổi trạng thái:</text:p>
      <text:p text:style-name="P34"><text:s text:c="3"/>jobs -n</text:p>
      <text:p text:style-name="P34">Lệnh "jobs" rất hữu ích khi bạn làm việc với nhiều tiến trình và muốn quản lý chúng trong môi trường dòng lệnh.</text:p>
      <text:p text:style-name="P34"/>
      <text:p text:style-name="P15">---------------------------------------------------------------------------------------------------------------------</text:p>
      <text:p text:style-name="P39"><text:span text:style-name="T3">---</text:span><text:span text:style-name="T26">renice</text:span><text:span text:style-name="T3">---</text:span></text:p>
      <text:p text:style-name="P35">Lệnh <text:span text:style-name="T2">"renice" </text:span>trong Linux được sử dụng để thay đổi ưu tiên của một tiến trình đang chạy. Bằng cách điều chỉnh ưu tiên, bạn có thể kiểm soát mức ưu tiên của tiến trình trong hệ thống, làm cho nó hoạt động chậm hơn hoặc nhanh hơn. Dưới đây là cú pháp cơ bản và một số tùy chọn của lệnh "renice":</text:p>
      <text:p text:style-name="P35">Cú pháp cơ bản:</text:p>
      <text:p text:style-name="P42"><text:s text:c="2"/>renice [tùy_chọn] [độ ưu tiên] -p [ID_tiến_trình]</text:p>
      <text:p text:style-name="P35">Một số tùy chọn thông dụng:</text:p>
      <text:p text:style-name="P42">1. `-n` hoặc `--priority`: Điều chỉnh độ ưu tiên của tiến trình dựa trên một giá trị ưu tiên. Giá trị ưu tiên thường là một số từ -20 (ưu tiên cao nhất) đến 19 (ưu tiên thấp nhất). Bạn cũng có thể sử dụng số dương để tăng độ ưu tiên hoặc số âm để giảm độ ưu tiên.</text:p>
      <text:p text:style-name="P35"><text:s text:c="3"/>renice -n 10 -p 1234</text:p>
      <text:p text:style-name="P42">2. `-g` hoặc `--group`: Điều chỉnh độ ưu tiên của một nhóm tiến trình. Bạn cung cấp ID của nhóm tiến trình thay vì ID của tiến trình cụ thể.</text:p>
      <text:p text:style-name="P35"><text:s text:c="3"/>renice -n 5 -g 5678</text:p>
      <text:p text:style-name="P42"><text:soft-page-break/>3. `-u` hoặc `--user`: Điều chỉnh độ ưu tiên của tất cả tiến trình của một người dùng. Bạn cung cấp tên người dùng thay vì ID tiến trình hoặc nhóm.</text:p>
      <text:p text:style-name="P35"><text:s text:c="3"/>renice -n -5 -u user123</text:p>
      <text:p text:style-name="P35">Ví dụ sử dụng lệnh "renice" với các tùy chọn:</text:p>
      <text:p text:style-name="P42">1. Điều chỉnh độ ưu tiên của tiến trình có ID 1234 để đặt độ ưu tiên là 15:</text:p>
      <text:p text:style-name="P35"><text:s text:c="3"/>renice -n 15 -p 1234</text:p>
      <text:p text:style-name="P42">2. Giảm độ ưu tiên của tất cả tiến trình của người dùng "user123" xuống -5:</text:p>
      <text:p text:style-name="P35"><text:s text:c="3"/>renice -n -5 -u user123</text:p>
      <text:p text:style-name="P42">3. Điều chỉnh độ ưu tiên của tất cả tiến trình thuộc nhóm có ID 5678 lên 5:</text:p>
      <text:p text:style-name="P35"><text:s text:c="3"/>renice -n 5 -g 5678</text:p>
      <text:p text:style-name="P35">Lệnh "renice" là một công cụ quan trọng để quản lý độ ưu tiên của tiến trình trong hệ thống Linux và Unix, và nó có thể được sử dụng để cải thiện hoạt động của hệ thống trong môi trường đa nhiệm.</text:p>
      <text:p text:style-name="P16">---------------------------------------------------------------------------------------------------------------------</text:p>
      <text:p text:style-name="P38"><text:span text:style-name="T3">---</text:span><text:span text:style-name="T26">modprobe</text:span><text:span text:style-name="T3">---</text:span></text:p>
      <text:p text:style-name="P36"><text:span text:style-name="T1">`modprobe` là một công cụ dòng lệnh trong hệ thống Linux được sử dụng để tải (load) mô-đul kernel và tất cả các mô-đul phụ thuộc cần thiết (dependencies). Nó tự động quản lý việc giải quyết các phụ thuộc mô-đul và nạp chúng vào hạt nhân (kernel).</text:span></text:p>
      <text:p text:style-name="P36"><text:span text:style-name="T1">Cú pháp cơ bản của `modprobe` là:</text:span></text:p>
      <text:p text:style-name="P36"><text:span text:style-name="T1"><text:s text:c="3"/></text:span><text:span text:style-name="T3"><text:s text:c="2"/>sudo modprobe [tùy_chọn] [tên_mô_đul]</text:span></text:p>
      <text:p text:style-name="P36"><text:span text:style-name="T1">Một số tùy chọn thông dụng của `modprobe` bao gồm:</text:span></text:p>
      <text:p text:style-name="P36"/>
      <text:p text:style-name="P36"><text:span text:style-name="T3">- `-r`: </text:span><text:span text:style-name="T1">Sử dụng để gỡ bỏ một mô-đul khỏi hạt nhân. Ví dụ: `sudo modprobe -r module_name`.</text:span></text:p>
      <text:p text:style-name="P36"/>
      <text:p text:style-name="P36"><text:span text:style-name="T3">- `-v` hoặc `--verbose`: </text:span><text:span text:style-name="T1">Hiển thị thông tin chi tiết về các hoạt động `modprobe`.</text:span></text:p>
      <text:p text:style-name="P36"/>
      <text:p text:style-name="P36"><text:span text:style-name="T3">- `-a` hoặc `--all`: </text:span><text:span text:style-name="T1">Tải tất cả các mô-đul có sẵn trong các thư mục mô-đul (thông thường `/lib/modules/`).</text:span></text:p>
      <text:p text:style-name="P36"/>
      <text:p text:style-name="P36"><text:span text:style-name="T3">- `-c` hoặc `--showconfig`: </text:span><text:span text:style-name="T1">Hiển thị cấu hình cơ bản của `modprobe`.</text:span></text:p>
      <text:p text:style-name="P36"/>
      <text:p text:style-name="P36"><text:span text:style-name="T1">-</text:span><text:span text:style-name="T3"> `-n`:</text:span><text:span text:style-name="T1"> Chỉ hiển thị các mô-đul sẽ được tải mà không thực hiện thực sự thao tác.</text:span></text:p>
      <text:p text:style-name="P36"/>
      <text:p text:style-name="P36"><text:span text:style-name="T1">Ví dụ sử dụng `modprobe` để tải một mô-đul là:</text:span></text:p>
      <text:p text:style-name="P36"><text:span text:style-name="T1">sudo modprobe module_name</text:span></text:p>
      <text:p text:style-name="P36"><text:span text:style-name="T1">Nó sẽ tự động tải mô-đul được chỉ định và tất cả các mô-đul phụ thuộc cần thiết, giúp bạn quản lý mô-đul kernel một cách thuận tiện trong Linux.</text:span></text:p>
      <text:p text:style-name="P17">---------------------------------------------------------------------------------------------------------------------</text:p>
      <text:p text:style-name="P40"><text:span text:style-name="T3">---</text:span><text:span text:style-name="T26">lspci</text:span><text:span text:style-name="T3">---</text:span></text:p>
      <text:p text:style-name="P37">Lệnh `lspci` có thể hiển thị thông tin về phần cứng của hệ thống, bao gồm các thông tin sau:</text:p>
      <text:p text:style-name="P37">B. Cài đặt IRQ của thiết bị: <text:span text:style-name="T2">`lspci` </text:span>có thể hiển thị các cài đặt IRQ cho các thiết bị PCI, thông tin quan trọng để hiểu cách phần cứng hệ thống được cấu hình.</text:p>
      <text:p text:style-name="P37"/>
      <text:p text:style-name="P37"><text:soft-page-break/>D. Địa chỉ MAC Ethernet: Lệnh <text:span text:style-name="T2">`lspci` </text:span>có thể hiển thị thông tin về bộ điều khiển Ethernet, bao gồm địa chỉ MAC (Media Access Control).</text:p>
      <text:p text:style-name="P37">E. Nhận dạng nhà sản xuất và thiết bị của thiết bị: <text:span text:style-name="T2">`lspci`</text:span> cung cấp thông tin về nhà sản xuất và mã thiết bị, thường bao gồm tên nhà sản xuất và tên thiết bị cùng với mã nhà sản xuất và mã thiết bị.</text:p>
      <text:p text:style-name="P18">---------------------------------------------------------------------------------------------------------------------</text:p>
      <text:p text:style-name="P31"><text:span text:style-name="T15">---</text:span><text:span text:style-name="T19">ldd</text:span><text:span text:style-name="T15">---</text:span></text:p>
      <text:p text:style-name="P26">`ldd` là một tiện ích dòng lệnh trong hệ thống Linux và Unix được sử dụng để kiểm tra các phụ thuộc thư viện (shared libraries) của một tệp thực thi. Nó giúp xác định các thư viện nào cần được tải vào bộ nhớ để chạy một chương trình. Dưới đây là cú pháp cơ bản và một số tùy chọn thông dụng của lệnh `ldd`:</text:p>
      <text:p text:style-name="P26">Cú pháp cơ bản:</text:p>
      <text:p text:style-name="P26"><text:tab/><text:span text:style-name="T2">ldd [tùy_chọn] tệp_thực_thi</text:span></text:p>
      <text:p text:style-name="P26">Một số tùy chọn thông dụng:</text:p>
      <text:p text:style-name="P18">1. `-v` hoặc `--verbose`: Hiển thị thông tin chi tiết về các thư viện, bao gồm địa chỉ và phiên bản.</text:p>
      <text:p text:style-name="P26"><text:s text:c="3"/>ldd -v executable_file</text:p>
      <text:p text:style-name="P18">2. `-u` hoặc `--unused`: Hiển thị danh sách các thư viện không được sử dụng bởi tệp thực thi.</text:p>
      <text:p text:style-name="P26"><text:s text:c="3"/>ldd -u executable_file</text:p>
      <text:p text:style-name="P18">3. `-r` hoặc `--function-relocs`: Hiển thị các relocatable functions (hàm có thể được di chuyển) trong thư viện, nếu có.</text:p>
      <text:p text:style-name="P26"><text:s text:c="3"/>ldd -r executable_file</text:p>
      <text:p text:style-name="P18">4. `-d` hoặc `--data-relocs`: Hiển thị các relocatable data objects (đối tượng dữ liệu có thể được di chuyển) trong thư viện, nếu có.</text:p>
      <text:p text:style-name="P26"><text:s text:c="3"/>ldd -d executable_file</text:p>
      <text:p text:style-name="P18">5. `-f` hoặc `--file`: Hiển thị đường dẫn tuyệt đối của thư viện được sử dụng.</text:p>
      <text:p text:style-name="P26"><text:s text:c="3"/>ldd -f executable_file</text:p>
      <text:p text:style-name="P26">Lệnh `ldd` giúp bạn kiểm tra xem một tệp thực thi cụ thể cần các thư viện nào để chạy. Điều này có thể hữu ích trong việc xác định sự phụ thuộc của các ứng dụng và giải quyết các vấn đề liên quan đến thư viện.</text:p>
      <text:p text:style-name="P19">---------------------------------------------------------------------------------------------------------------------</text:p>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oto Sans" svg:font-family="'Noto Sans', 'Helvetica Neue', 'Segoe UI', Helvetica, Verdana, Arial, sans-serif"/>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2T15:14:07.510613653</meta:creation-date>
    <meta:editing-duration>PT10H49M52S</meta:editing-duration>
    <meta:editing-cycles>8</meta:editing-cycles>
    <meta:generator>LibreOffice/6.4.7.2$Linux_X86_64 LibreOffice_project/40$Build-2</meta:generator>
    <dc:date>2023-10-19T16:56:54.697918690</dc:date>
    <meta:document-statistic meta:table-count="0" meta:image-count="0" meta:object-count="0" meta:page-count="8" meta:paragraph-count="254" meta:word-count="3485" meta:character-count="18287" meta:non-whitespace-character-count="14910"/>
  </office:meta>
</office:document-meta>
</file>